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ialValue.get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itialValue.get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itialValue.toString( InputStream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itialValue.InitialValue( SerialValue general , Stateful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itialValue.getLo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itialValue.ge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itialValue.getDou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itialValu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ialValue.getBool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